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1/meta.xml" manifest:media-type="text/xml"/>
  <manifest:file-entry manifest:full-path="Object1/styles.xml" manifest:media-type="text/xml"/>
  <manifest:file-entry manifest:full-path="Object1/content.xml" manifest:media-type="text/xml"/>
  <manifest:file-entry manifest:full-path="Object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notes">
      <style:graphic-properties draw:fill-color="#ffffff" fo:min-height="13.364cm"/>
      <style:paragraph-properties style:writing-mode="lr-tb"/>
    </style:style>
    <style:style style:name="pr8" style:family="presentation" style:parent-style-name="Classy_5f_Red1-title">
      <style:graphic-properties fo:min-height="2.629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 style:use-optimal-row-height="false"/>
    </style:style>
    <style:style style:name="ro2" style:family="table-row">
      <style:table-row-properties style:row-height="1.47cm" style:use-optimal-row-height="false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c7243a"/>
      <style:paragraph-properties fo:text-align="center"/>
    </style:style>
    <style:style style:name="P3" style:family="paragraph">
      <loext:graphic-properties draw:fill="solid" draw:fill-color="#edad0b"/>
      <style:paragraph-properties fo:text-align="center"/>
    </style:style>
    <style:style style:name="P4" style:family="paragraph">
      <loext:graphic-properties draw:fill="solid" draw:fill-color="#009f8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Housing – Ames Iowa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Matt Boubin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Introduction</text:p>
                <text:list>
                  <text:list-item>
                    <text:p>Background</text:p>
                  </text:list-item>
                  <text:list-item>
                    <text:p>Hypothesis</text:p>
                  </text:list-item>
                </text:list>
              </text:list-item>
              <text:list-item>
                <text:p>Data Preprocessing</text:p>
                <text:list>
                  <text:list-item>
                    <text:p>Outliers</text:p>
                  </text:list-item>
                  <text:list-item>
                    <text:p>Categorical Data</text:p>
                  </text:list-item>
                  <text:list-item>
                    <text:p>Imputation</text:p>
                  </text:list-item>
                  <text:list-item>
                    <text:p>Linearity</text:p>
                  </text:list-item>
                </text:list>
              </text:list-item>
              <text:list-item>
                <text:p>Analysis</text:p>
                <text:list>
                  <text:list-item>
                    <text:p>Machine Learning Results</text:p>
                  </text:list-item>
                  <text:list-item>
                    <text:p>Hyperparameters</text:p>
                  </text:list-item>
                </text:list>
              </text:list-item>
              <text:list-item>
                <text:p>Result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Introduction - Hypothesi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Most important features</text:p>
                <text:list>
                  <text:list-item>
                    <text:p>Lot Area</text:p>
                  </text:list-item>
                  <text:list-item>
                    <text:p>OveralQual</text:p>
                  </text:list-item>
                  <text:list-item>
                    <text:p>GrLivingArea</text:p>
                  </text:list-item>
                  <text:list-item>
                    <text:p>Neighborh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2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5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8:42:29.407325207</meta:creation-date>
    <meta:editing-duration>PT15H21M13S</meta:editing-duration>
    <meta:editing-cycles>5</meta:editing-cycles>
    <meta:generator>LibreOffice/6.4.7.2$Linux_X86_64 LibreOffice_project/40$Build-2</meta:generator>
    <dc:title>Classy Red</dc:title>
    <dc:date>2021-06-16T10:03:45.012862785</dc:date>
    <meta:document-statistic meta:object-count="63"/>
  </office:meta>
</office:document-meta>
</file>

<file path=Object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